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15" table:default-cell-style-name="ce15"/>
        <table:table-column table:style-name="co1" table:default-cell-style-name="ce15" table:number-columns-repeated="241"/>
        <table:table-row table:style-name="ro2">
          <table:table-cell table:style-name="ce21" office:value-type="string">
            <text:p>fips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Pop100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ccomack County</text:p>
          </table:table-cell>
          <table:table-cell table:style-name="ce22" office:value-type="float" office:value="38305">
            <text:p>38305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79236">
            <text:p>79236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leghany County</text:p>
          </table:table-cell>
          <table:table-cell table:style-name="ce22" office:value-type="float" office:value="12926">
            <text:p>12926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894">
            <text:p>31894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13705">
            <text:p>13705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189453">
            <text:p>189453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ugusta County</text:p>
          </table:table-cell>
          <table:table-cell table:style-name="ce22" office:value-type="float" office:value="65615">
            <text:p>656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">
            <text:p>1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ath County</text:p>
          </table:table-cell>
          <table:table-cell table:style-name="ce22" office:value-type="float" office:value="5048">
            <text:p>5048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">
            <text:p>1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60371">
            <text:p>60371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land County</text:p>
          </table:table-cell>
          <table:table-cell table:style-name="ce22" office:value-type="float" office:value="6871">
            <text:p>687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3">
            <text:p>2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30496">
            <text:p>30496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unswick County</text:p>
          </table:table-cell>
          <table:table-cell table:style-name="ce22" office:value-type="float" office:value="18419">
            <text:p>18419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7">
            <text:p>2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hanan County</text:p>
          </table:table-cell>
          <table:table-cell table:style-name="ce22" office:value-type="float" office:value="26978">
            <text:p>26978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756">
            <text:p>75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kingham County</text:p>
          </table:table-cell>
          <table:table-cell table:style-name="ce22" office:value-type="float" office:value="15623">
            <text:p>15623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1">
            <text:p>3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51078">
            <text:p>51078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22121">
            <text:p>22121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01">
            <text:p>6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5">
            <text:p>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roll County</text:p>
          </table:table-cell>
          <table:table-cell table:style-name="ce22" office:value-type="float" office:value="29245">
            <text:p>2924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6">
            <text:p>36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6926">
            <text:p>6926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756">
            <text:p>75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7">
            <text:p>3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 County</text:p>
          </table:table-cell>
          <table:table-cell table:style-name="ce22" office:value-type="float" office:value="12472">
            <text:p>12472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1">
            <text:p>4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259903">
            <text:p>259903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3">
            <text:p>4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12652">
            <text:p>12652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5091">
            <text:p>5091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float" office:value="722">
            <text:p>722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992">
            <text:p>99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7">
            <text:p>4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lpeper County</text:p>
          </table:table-cell>
          <table:table-cell table:style-name="ce22" office:value-type="float" office:value="34262">
            <text:p>34262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9">
            <text:p>4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9017">
            <text:p>9017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ckenson County</text:p>
          </table:table-cell>
          <table:table-cell table:style-name="ce22" office:value-type="float" office:value="16395">
            <text:p>16395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">
            <text:p>5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24533">
            <text:p>24533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803">
            <text:p>803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ssex County</text:p>
          </table:table-cell>
          <table:table-cell table:style-name="ce22" office:value-type="float" office:value="9989">
            <text:p>9989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">
            <text:p>5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969749">
            <text:p>969749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">
            <text:p>6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55139">
            <text:p>55139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">
            <text:p>6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oyd County</text:p>
          </table:table-cell>
          <table:table-cell table:style-name="ce22" office:value-type="float" office:value="13874">
            <text:p>13874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">
            <text:p>6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20047">
            <text:p>20047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7286">
            <text:p>47286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893">
            <text:p>893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9">
            <text:p>6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59209">
            <text:p>59209</text:p>
          </table:table-cell>
          <table:table-cell table:style-name="ce22" office:value-type="string">
            <text:p>Winchester, VA HUD Metro FMR Area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6657">
            <text:p>16657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">
            <text:p>7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34780">
            <text:p>3478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">
            <text:p>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16863">
            <text:p>16863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">
            <text:p>7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ayson County</text:p>
          </table:table-cell>
          <table:table-cell table:style-name="ce22" office:value-type="float" office:value="17917">
            <text:p>1791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">
            <text:p>7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5244">
            <text:p>15244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">
            <text:p>8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sville County</text:p>
          </table:table-cell>
          <table:table-cell table:style-name="ce22" office:value-type="float" office:value="11560">
            <text:p>11560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">
            <text:p>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lifax County</text:p>
          </table:table-cell>
          <table:table-cell table:style-name="ce22" office:value-type="float" office:value="37355">
            <text:p>37355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5">
            <text:p>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86320">
            <text:p>8632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7">
            <text:p>8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262300">
            <text:p>26230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y County</text:p>
          </table:table-cell>
          <table:table-cell table:style-name="ce22" office:value-type="float" office:value="57930">
            <text:p>57930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1">
            <text:p>9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ighland County</text:p>
          </table:table-cell>
          <table:table-cell table:style-name="ce22" office:value-type="float" office:value="2536">
            <text:p>2536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3">
            <text:p>9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29728">
            <text:p>29728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5">
            <text:p>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8102">
            <text:p>48102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7">
            <text:p>9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6630">
            <text:p>663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1059">
            <text:p>1059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">
            <text:p>9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George County</text:p>
          </table:table-cell>
          <table:table-cell table:style-name="ce22" office:value-type="float" office:value="16803">
            <text:p>16803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1">
            <text:p>10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3">
            <text:p>10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ancaster County</text:p>
          </table:table-cell>
          <table:table-cell table:style-name="ce22" office:value-type="float" office:value="11567">
            <text:p>11567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5">
            <text:p>10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e County</text:p>
          </table:table-cell>
          <table:table-cell table:style-name="ce22" office:value-type="float" office:value="23589">
            <text:p>23589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7">
            <text:p>10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169599">
            <text:p>169599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707">
            <text:p>70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9">
            <text:p>10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25627">
            <text:p>25627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1">
            <text:p>11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unenburg County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3">
            <text:p>11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dison County</text:p>
          </table:table-cell>
          <table:table-cell table:style-name="ce22" office:value-type="float" office:value="12520">
            <text:p>12520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5">
            <text:p>1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9207">
            <text:p>9207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596">
            <text:p>596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7">
            <text:p>11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ecklenburg County</text:p>
          </table:table-cell>
          <table:table-cell table:style-name="ce22" office:value-type="float" office:value="32380">
            <text:p>32380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9">
            <text:p>11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iddlesex County</text:p>
          </table:table-cell>
          <table:table-cell table:style-name="ce22" office:value-type="float" office:value="9932">
            <text:p>9932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1">
            <text:p>12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83629">
            <text:p>83629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5">
            <text:p>12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4445">
            <text:p>14445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7">
            <text:p>12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13462">
            <text:p>13462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1">
            <text:p>13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ampton County</text:p>
          </table:table-cell>
          <table:table-cell table:style-name="ce22" office:value-type="float" office:value="13093">
            <text:p>13093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3">
            <text:p>13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umberland County</text:p>
          </table:table-cell>
          <table:table-cell table:style-name="ce22" office:value-type="float" office:value="12259">
            <text:p>12259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56">
            <text:p>75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5">
            <text:p>1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ttoway County</text:p>
          </table:table-cell>
          <table:table-cell table:style-name="ce22" office:value-type="float" office:value="15725">
            <text:p>1572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1041">
            <text:p>104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7">
            <text:p>13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Orange County</text:p>
          </table:table-cell>
          <table:table-cell table:style-name="ce22" office:value-type="float" office:value="25881">
            <text:p>25881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9">
            <text:p>13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ge County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1">
            <text:p>14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trick County</text:p>
          </table:table-cell>
          <table:table-cell table:style-name="ce22" office:value-type="float" office:value="19407">
            <text:p>19407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3">
            <text:p>14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61745">
            <text:p>61745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5">
            <text:p>14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22377">
            <text:p>22377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7">
            <text:p>14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Edward County</text:p>
          </table:table-cell>
          <table:table-cell table:style-name="ce22" office:value-type="float" office:value="19720">
            <text:p>19720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9">
            <text:p>14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33047">
            <text:p>33047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3">
            <text:p>15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280813">
            <text:p>280813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5">
            <text:p>15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35127">
            <text:p>35127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7">
            <text:p>15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ppahannock County</text:p>
          </table:table-cell>
          <table:table-cell table:style-name="ce22" office:value-type="float" office:value="6983">
            <text:p>6983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9">
            <text:p>15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ounty</text:p>
          </table:table-cell>
          <table:table-cell table:style-name="ce22" office:value-type="float" office:value="8809">
            <text:p>880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1">
            <text:p>16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85778">
            <text:p>85778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3">
            <text:p>16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bridge County</text:p>
          </table:table-cell>
          <table:table-cell table:style-name="ce22" office:value-type="float" office:value="20808">
            <text:p>20808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821">
            <text:p>821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5">
            <text:p>16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67725">
            <text:p>67725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7">
            <text:p>16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ussell County</text:p>
          </table:table-cell>
          <table:table-cell table:style-name="ce22" office:value-type="float" office:value="30308">
            <text:p>30308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71">
            <text:p>77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9">
            <text:p>16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3403">
            <text:p>23403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1">
            <text:p>17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henandoah County</text:p>
          </table:table-cell>
          <table:table-cell table:style-name="ce22" office:value-type="float" office:value="35075">
            <text:p>35075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3">
            <text:p>17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myth County</text:p>
          </table:table-cell>
          <table:table-cell table:style-name="ce22" office:value-type="float" office:value="33081">
            <text:p>33081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5">
            <text:p>1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outhampton County</text:p>
          </table:table-cell>
          <table:table-cell table:style-name="ce22" office:value-type="float" office:value="17482">
            <text:p>17482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7">
            <text:p>17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90395">
            <text:p>90395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9">
            <text:p>17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92446">
            <text:p>92446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1">
            <text:p>18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6829">
            <text:p>6829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3">
            <text:p>1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12504">
            <text:p>12504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5">
            <text:p>1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Tazewell County</text:p>
          </table:table-cell>
          <table:table-cell table:style-name="ce22" office:value-type="float" office:value="44598">
            <text:p>44598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7">
            <text:p>18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31584">
            <text:p>31584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71">
            <text:p>77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1">
            <text:p>19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51103">
            <text:p>51103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827">
            <text:p>827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3">
            <text:p>19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estmoreland County</text:p>
          </table:table-cell>
          <table:table-cell table:style-name="ce22" office:value-type="float" office:value="16718">
            <text:p>16718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712">
            <text:p>71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5">
            <text:p>1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se County</text:p>
          </table:table-cell>
          <table:table-cell table:style-name="ce22" office:value-type="float" office:value="40123">
            <text:p>40123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7">
            <text:p>19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ythe County</text:p>
          </table:table-cell>
          <table:table-cell table:style-name="ce22" office:value-type="float" office:value="27599">
            <text:p>27599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9">
            <text:p>19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56297">
            <text:p>56297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0">
            <text:p>5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128283">
            <text:p>128283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5">
            <text:p>5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6299">
            <text:p>6299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71">
            <text:p>77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20">
            <text:p>5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17367">
            <text:p>17367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0">
            <text:p>5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6349">
            <text:p>6349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40">
            <text:p>5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45049">
            <text:p>45049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50">
            <text:p>5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199184">
            <text:p>199184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60">
            <text:p>5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ifton Forge city</text:p>
          </table:table-cell>
          <table:table-cell table:style-name="ce22" office:value-type="float" office:value="4289">
            <text:p>4289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0">
            <text:p>5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16897">
            <text:p>16897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80">
            <text:p>58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6303">
            <text:p>6303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0">
            <text:p>5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48411">
            <text:p>48411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5">
            <text:p>5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5665">
            <text:p>5665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00">
            <text:p>6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21498">
            <text:p>21498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0">
            <text:p>6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10377">
            <text:p>10377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20">
            <text:p>6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8346">
            <text:p>8346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0">
            <text:p>6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19279">
            <text:p>19279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01">
            <text:p>6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40">
            <text:p>6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6837">
            <text:p>6837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0">
            <text:p>6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146437">
            <text:p>146437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821">
            <text:p>821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60">
            <text:p>6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40468">
            <text:p>40468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0">
            <text:p>6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22354">
            <text:p>22354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8">
            <text:p>678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6867">
            <text:p>6867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0">
            <text:p>68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65269">
            <text:p>65269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3">
            <text:p>6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35135">
            <text:p>35135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5">
            <text:p>6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10290">
            <text:p>1029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90">
            <text:p>6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15416">
            <text:p>15416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180150">
            <text:p>18015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0">
            <text:p>7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234403">
            <text:p>234403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712">
            <text:p>71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20">
            <text:p>7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3904">
            <text:p>3904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0">
            <text:p>7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33740">
            <text:p>3374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5">
            <text:p>7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11566">
            <text:p>11566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40">
            <text:p>7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100565">
            <text:p>100565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0">
            <text:p>7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5859">
            <text:p>15859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60">
            <text:p>7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197790">
            <text:p>19779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0">
            <text:p>7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94911">
            <text:p>94911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5">
            <text:p>7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24747">
            <text:p>24747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0">
            <text:p>7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23853">
            <text:p>23853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63677">
            <text:p>63677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0">
            <text:p>8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25257">
            <text:p>425257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20">
            <text:p>8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19520">
            <text:p>19520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0">
            <text:p>8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11998">
            <text:p>11998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893">
            <text:p>893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40">
            <text:p>8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23585">
            <text:p>23585</text:p>
          </table:table-cell>
          <table:table-cell table:style-name="ce22" office:value-type="string">
            <text:p>Winchester, VA HUD Metro FMR Area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</table:table-row>
      </table:table>
      <table:named-expressions>
        <table:named-expression table:name="EXCEL_DATA" table:base-cell-address="$EXCEL_DATA.$A$1" table:expression="[EXCEL_DATA.$A$1:.$O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